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youtInstanceChangeAttributeEvent.as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youtInstanceChangeAttributeEven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InstanceChangeAttributeEvent.getAttribut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InstanceChangeAttributeEvent.LayoutInstanceChangeAttributeEvent( LayoutInstance target , String attribute , String newValue , boolean tempor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youtInstanceChangeAttributeEvent.isTempor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InstanceChangeAttributeEvent.equalsEvent( ComparableEvent 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ayoutInstanceChangeAttributeEv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InstanceChangeAttributeEvent.LayoutInstanceChangeAttributeEvent( PortalService service , String eventData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